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5992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6272in"/>
    </style:style>
    <style:style style:name="co6" style:family="table-column">
      <style:table-column-properties fo:break-before="auto" style:column-width="0.6654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5646in"/>
    </style:style>
    <style:style style:name="co11" style:family="table-column">
      <style:table-column-properties fo:break-before="auto" style:column-width="0.6409in"/>
    </style:style>
    <style:style style:name="co12" style:family="table-column">
      <style:table-column-properties fo:break-before="auto" style:column-width="0.494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KM1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KM3</text:p>
          </table:table-cell>
          <table:table-cell office:value-type="string" calcext:value-type="string">
            <text:p>KM4</text:p>
          </table:table-cell>
          <table:table-cell office:value-type="string" calcext:value-type="string">
            <text:p>KM5</text:p>
          </table:table-cell>
          <table:table-cell office:value-type="string" calcext:value-type="string">
            <text:p>KM6</text:p>
          </table:table-cell>
          <table:table-cell office:value-type="string" calcext:value-type="string">
            <text:p>KM7</text:p>
          </table:table-cell>
          <table:table-cell office:value-type="string" calcext:value-type="string">
            <text:p>KM8</text:p>
          </table:table-cell>
          <table:table-cell office:value-type="string" calcext:value-type="string">
            <text:p>KM10</text:p>
          </table:table-cell>
          <table:table-cell office:value-type="string" calcext:value-type="string">
            <text:p>KM1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formula="of:=SUM([.D2:.M2])" office:value-type="float" office:value="2100" calcext:value-type="float">
            <text:p>2100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gien </text:p>
          </table:table-cell>
          <table:table-cell office:value-type="string" calcext:value-type="string">
            <text:p><text:s/>Belgique</text:p>
          </table:table-cell>
          <table:table-cell table:formula="of:=SUM([.D3:.M3])" office:value-type="float" office:value="5140250" calcext:value-type="float">
            <text:p>5140250</text:p>
          </table:table-cell>
          <table:table-cell office:value-type="float" office:value="319731" calcext:value-type="float">
            <text:p>319731</text:p>
          </table:table-cell>
          <table:table-cell office:value-type="float" office:value="264947" calcext:value-type="float">
            <text:p>264947</text:p>
          </table:table-cell>
          <table:table-cell office:value-type="float" office:value="3629236" calcext:value-type="float">
            <text:p>3629236</text:p>
          </table:table-cell>
          <table:table-cell office:value-type="float" office:value="11550" calcext:value-type="float">
            <text:p>11550</text:p>
          </table:table-cell>
          <table:table-cell/>
          <table:table-cell office:value-type="float" office:value="49563" calcext:value-type="float">
            <text:p>49563</text:p>
          </table:table-cell>
          <table:table-cell office:value-type="float" office:value="940" calcext:value-type="float">
            <text:p>940</text:p>
          </table:table-cell>
          <table:table-cell office:value-type="float" office:value="864283" calcext:value-type="float">
            <text:p>864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en </text:p>
          </table:table-cell>
          <table:table-cell office:value-type="string" calcext:value-type="string">
            <text:p><text:s/>Bosnie</text:p>
          </table:table-cell>
          <table:table-cell table:formula="of:=SUM([.D4:.M4])" office:value-type="float" office:value="88200" calcext:value-type="float">
            <text:p>88200</text:p>
          </table:table-cell>
          <table:table-cell office:value-type="float" office:value="88200" calcext:value-type="float">
            <text:p>88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garien </text:p>
          </table:table-cell>
          <table:table-cell office:value-type="string" calcext:value-type="string">
            <text:p><text:s/>Bulgarie</text:p>
          </table:table-cell>
          <table:table-cell table:formula="of:=SUM([.D5:.M5])" office:value-type="float" office:value="15000" calcext:value-type="float">
            <text:p>1500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1100" calcext:value-type="float">
            <text:p>11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änemark </text:p>
          </table:table-cell>
          <table:table-cell office:value-type="string" calcext:value-type="string">
            <text:p><text:s/>Danemark</text:p>
          </table:table-cell>
          <table:table-cell table:formula="of:=SUM([.D6:.M6])" office:value-type="float" office:value="1726798" calcext:value-type="float">
            <text:p>1726798</text:p>
          </table:table-cell>
          <table:table-cell office:value-type="float" office:value="18705" calcext:value-type="float">
            <text:p>18705</text:p>
          </table:table-cell>
          <table:table-cell office:value-type="float" office:value="322210" calcext:value-type="float">
            <text:p>322210</text:p>
          </table:table-cell>
          <table:table-cell office:value-type="float" office:value="1183892" calcext:value-type="float">
            <text:p>1183892</text:p>
          </table:table-cell>
          <table:table-cell table:number-columns-repeated="2"/>
          <table:table-cell office:value-type="float" office:value="201991" calcext:value-type="float">
            <text:p>201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tschland </text:p>
          </table:table-cell>
          <table:table-cell office:value-type="string" calcext:value-type="string">
            <text:p><text:s/>Allemagne</text:p>
          </table:table-cell>
          <table:table-cell table:formula="of:=SUM([.D7:.M7])" office:value-type="float" office:value="77318075" calcext:value-type="float">
            <text:p>77318075</text:p>
          </table:table-cell>
          <table:table-cell office:value-type="float" office:value="4309076" calcext:value-type="float">
            <text:p>4309076</text:p>
          </table:table-cell>
          <table:table-cell office:value-type="float" office:value="18113673" calcext:value-type="float">
            <text:p>18113673</text:p>
          </table:table-cell>
          <table:table-cell office:value-type="float" office:value="33499121" calcext:value-type="float">
            <text:p>33499121</text:p>
          </table:table-cell>
          <table:table-cell office:value-type="float" office:value="15428" calcext:value-type="float">
            <text:p>15428</text:p>
          </table:table-cell>
          <table:table-cell office:value-type="float" office:value="10834451" calcext:value-type="float">
            <text:p>10834451</text:p>
          </table:table-cell>
          <table:table-cell office:value-type="float" office:value="7911021" calcext:value-type="float">
            <text:p>7911021</text:p>
          </table:table-cell>
          <table:table-cell office:value-type="float" office:value="27647" calcext:value-type="float">
            <text:p>27647</text:p>
          </table:table-cell>
          <table:table-cell office:value-type="float" office:value="1254951" calcext:value-type="float">
            <text:p>1254951</text:p>
          </table:table-cell>
          <table:table-cell office:value-type="float" office:value="1002391" calcext:value-type="float">
            <text:p>1002391</text:p>
          </table:table-cell>
          <table:table-cell office:value-type="float" office:value="350316" calcext:value-type="float">
            <text:p>350316</text:p>
          </table:table-cell>
        </table:table-row>
        <table:table-row table:style-name="ro1">
          <table:table-cell office:value-type="string" calcext:value-type="string">
            <text:p>Estland </text:p>
          </table:table-cell>
          <table:table-cell office:value-type="string" calcext:value-type="string">
            <text:p><text:s/>Estonie</text:p>
          </table:table-cell>
          <table:table-cell table:formula="of:=SUM([.D8:.M8])" office:value-type="float" office:value="17426" calcext:value-type="float">
            <text:p>17426</text:p>
          </table:table-cell>
          <table:table-cell office:value-type="float" office:value="8426" calcext:value-type="float">
            <text:p>8426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nland </text:p>
          </table:table-cell>
          <table:table-cell office:value-type="string" calcext:value-type="string">
            <text:p><text:s/>Finlande</text:p>
          </table:table-cell>
          <table:table-cell table:formula="of:=SUM([.D9:.M9])" office:value-type="float" office:value="7848985" calcext:value-type="float">
            <text:p>7848985</text:p>
          </table:table-cell>
          <table:table-cell office:value-type="float" office:value="185903" calcext:value-type="float">
            <text:p>185903</text:p>
          </table:table-cell>
          <table:table-cell office:value-type="float" office:value="459442" calcext:value-type="float">
            <text:p>459442</text:p>
          </table:table-cell>
          <table:table-cell office:value-type="float" office:value="4145331" calcext:value-type="float">
            <text:p>4145331</text:p>
          </table:table-cell>
          <table:table-cell/>
          <table:table-cell office:value-type="float" office:value="244720" calcext:value-type="float">
            <text:p>244720</text:p>
          </table:table-cell>
          <table:table-cell office:value-type="float" office:value="1407827" calcext:value-type="float">
            <text:p>1407827</text:p>
          </table:table-cell>
          <table:table-cell office:value-type="float" office:value="75205" calcext:value-type="float">
            <text:p>75205</text:p>
          </table:table-cell>
          <table:table-cell office:value-type="float" office:value="1330557" calcext:value-type="float">
            <text:p>1330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reich </text:p>
          </table:table-cell>
          <table:table-cell office:value-type="string" calcext:value-type="string">
            <text:p><text:s/>France</text:p>
          </table:table-cell>
          <table:table-cell table:formula="of:=SUM([.D10:.M10])" office:value-type="float" office:value="8935954" calcext:value-type="float">
            <text:p>8935954</text:p>
          </table:table-cell>
          <table:table-cell office:value-type="float" office:value="597859" calcext:value-type="float">
            <text:p>597859</text:p>
          </table:table-cell>
          <table:table-cell office:value-type="float" office:value="1721461" calcext:value-type="float">
            <text:p>1721461</text:p>
          </table:table-cell>
          <table:table-cell office:value-type="float" office:value="430928" calcext:value-type="float">
            <text:p>430928</text:p>
          </table:table-cell>
          <table:table-cell office:value-type="float" office:value="1030579" calcext:value-type="float">
            <text:p>1030579</text:p>
          </table:table-cell>
          <table:table-cell office:value-type="float" office:value="639037" calcext:value-type="float">
            <text:p>639037</text:p>
          </table:table-cell>
          <table:table-cell office:value-type="float" office:value="1191151" calcext:value-type="float">
            <text:p>1191151</text:p>
          </table:table-cell>
          <table:table-cell table:number-columns-repeated="2"/>
          <table:table-cell office:value-type="float" office:value="3324939" calcext:value-type="float">
            <text:p>3324939</text:p>
          </table:table-cell>
          <table:table-cell/>
        </table:table-row>
        <table:table-row table:style-name="ro1">
          <table:table-cell office:value-type="string" calcext:value-type="string">
            <text:p>Griechenland </text:p>
          </table:table-cell>
          <table:table-cell office:value-type="string" calcext:value-type="string">
            <text:p><text:s/>Grèce</text:p>
          </table:table-cell>
          <table:table-cell table:formula="of:=SUM([.D11:.M11])" office:value-type="float" office:value="281640" calcext:value-type="float">
            <text:p>281640</text:p>
          </table:table-cell>
          <table:table-cell office:value-type="float" office:value="134875" calcext:value-type="float">
            <text:p>134875</text:p>
          </table:table-cell>
          <table:table-cell office:value-type="float" office:value="1908" calcext:value-type="float">
            <text:p>1908</text:p>
          </table:table-cell>
          <table:table-cell office:value-type="float" office:value="97125" calcext:value-type="float">
            <text:p>97125</text:p>
          </table:table-cell>
          <table:table-cell/>
          <table:table-cell office:value-type="float" office:value="26540" calcext:value-type="float">
            <text:p>26540</text:p>
          </table:table-cell>
          <table:table-cell table:number-columns-repeated="4"/>
          <table:table-cell office:value-type="float" office:value="21192" calcext:value-type="float">
            <text:p>21192</text:p>
          </table:table-cell>
        </table:table-row>
        <table:table-row table:style-name="ro1">
          <table:table-cell office:value-type="string" calcext:value-type="string">
            <text:p>Gr. Britannien </text:p>
          </table:table-cell>
          <table:table-cell office:value-type="string" calcext:value-type="string">
            <text:p><text:s/>Royaume Uni</text:p>
          </table:table-cell>
          <table:table-cell table:formula="of:=SUM([.D12:.M12])" office:value-type="float" office:value="12625195" calcext:value-type="float">
            <text:p>12625195</text:p>
          </table:table-cell>
          <table:table-cell office:value-type="float" office:value="166556" calcext:value-type="float">
            <text:p>166556</text:p>
          </table:table-cell>
          <table:table-cell office:value-type="float" office:value="80546" calcext:value-type="float">
            <text:p>80546</text:p>
          </table:table-cell>
          <table:table-cell office:value-type="float" office:value="3154028" calcext:value-type="float">
            <text:p>3154028</text:p>
          </table:table-cell>
          <table:table-cell office:value-type="float" office:value="3996435" calcext:value-type="float">
            <text:p>3996435</text:p>
          </table:table-cell>
          <table:table-cell office:value-type="float" office:value="118698" calcext:value-type="float">
            <text:p>1186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04513" calcext:value-type="float">
            <text:p>1504513</text:p>
          </table:table-cell>
          <table:table-cell office:value-type="float" office:value="3603419" calcext:value-type="float">
            <text:p>3603419</text:p>
          </table:table-cell>
          <table:table-cell/>
        </table:table-row>
        <table:table-row table:style-name="ro1">
          <table:table-cell office:value-type="string" calcext:value-type="string">
            <text:p>Irland </text:p>
          </table:table-cell>
          <table:table-cell office:value-type="string" calcext:value-type="string">
            <text:p><text:s/>Irlande</text:p>
          </table:table-cell>
          <table:table-cell table:formula="of:=SUM([.D13:.M13])" office:value-type="float" office:value="72121" calcext:value-type="float">
            <text:p>72121</text:p>
          </table:table-cell>
          <table:table-cell table:number-columns-repeated="2"/>
          <table:table-cell office:value-type="float" office:value="67266" calcext:value-type="float">
            <text:p>67266</text:p>
          </table:table-cell>
          <table:table-cell table:number-columns-repeated="2"/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Islande</text:p>
          </table:table-cell>
          <table:table-cell table:formula="of:=SUM([.D14:.M14])" office:value-type="float" office:value="3300" calcext:value-type="float">
            <text:p>3300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lien </text:p>
          </table:table-cell>
          <table:table-cell office:value-type="string" calcext:value-type="string">
            <text:p><text:s/>Italie</text:p>
          </table:table-cell>
          <table:table-cell table:formula="of:=SUM([.D15:.M15])" office:value-type="float" office:value="7443472" calcext:value-type="float">
            <text:p>7443472</text:p>
          </table:table-cell>
          <table:table-cell office:value-type="float" office:value="1031219" calcext:value-type="float">
            <text:p>1031219</text:p>
          </table:table-cell>
          <table:table-cell office:value-type="float" office:value="967294" calcext:value-type="float">
            <text:p>967294</text:p>
          </table:table-cell>
          <table:table-cell office:value-type="float" office:value="1651246" calcext:value-type="float">
            <text:p>1651246</text:p>
          </table:table-cell>
          <table:table-cell office:value-type="float" office:value="110083" calcext:value-type="float">
            <text:p>110083</text:p>
          </table:table-cell>
          <table:table-cell office:value-type="float" office:value="3446529" calcext:value-type="float">
            <text:p>3446529</text:p>
          </table:table-cell>
          <table:table-cell table:number-columns-repeated="2"/>
          <table:table-cell office:value-type="float" office:value="237101" calcext:value-type="float">
            <text:p>237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auen </text:p>
          </table:table-cell>
          <table:table-cell office:value-type="string" calcext:value-type="string">
            <text:p><text:s/>Lituanie</text:p>
          </table:table-cell>
          <table:table-cell table:formula="of:=SUM([.D16:.M16])" office:value-type="float" office:value="1300" calcext:value-type="float">
            <text:p>1300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xemburg </text:p>
          </table:table-cell>
          <table:table-cell office:value-type="string" calcext:value-type="string">
            <text:p><text:s/>Luxembourg</text:p>
          </table:table-cell>
          <table:table-cell table:formula="of:=SUM([.D17:.M17])" office:value-type="float" office:value="154181" calcext:value-type="float">
            <text:p>154181</text:p>
          </table:table-cell>
          <table:table-cell office:value-type="float" office:value="71870" calcext:value-type="float">
            <text:p>71870</text:p>
          </table:table-cell>
          <table:table-cell/>
          <table:table-cell office:value-type="float" office:value="82311" calcext:value-type="float">
            <text:p>82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ta </text:p>
          </table:table-cell>
          <table:table-cell office:value-type="string" calcext:value-type="string">
            <text:p><text:s/>Malte</text:p>
          </table:table-cell>
          <table:table-cell table:formula="of:=SUM([.D18:.M18])" office:value-type="float" office:value="6590" calcext:value-type="float">
            <text:p>6590</text:p>
          </table:table-cell>
          <table:table-cell office:value-type="float" office:value="6590" calcext:value-type="float">
            <text:p>65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ederlande </text:p>
          </table:table-cell>
          <table:table-cell office:value-type="string" calcext:value-type="string">
            <text:p><text:s/>Pays-Bas</text:p>
          </table:table-cell>
          <table:table-cell table:formula="of:=SUM([.D19:.M19])" office:value-type="float" office:value="5343331" calcext:value-type="float">
            <text:p>5343331</text:p>
          </table:table-cell>
          <table:table-cell office:value-type="float" office:value="181088" calcext:value-type="float">
            <text:p>181088</text:p>
          </table:table-cell>
          <table:table-cell office:value-type="float" office:value="2811301" calcext:value-type="float">
            <text:p>2811301</text:p>
          </table:table-cell>
          <table:table-cell office:value-type="float" office:value="1614872" calcext:value-type="float">
            <text:p>1614872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7815" calcext:value-type="float">
            <text:p>7815</text:p>
          </table:table-cell>
          <table:table-cell/>
          <table:table-cell office:value-type="float" office:value="8232" calcext:value-type="float">
            <text:p>8232</text:p>
          </table:table-cell>
          <table:table-cell office:value-type="float" office:value="717648" calcext:value-type="float">
            <text:p>717648</text:p>
          </table:table-cell>
          <table:table-cell/>
        </table:table-row>
        <table:table-row table:style-name="ro1">
          <table:table-cell office:value-type="string" calcext:value-type="string">
            <text:p>Norwegen </text:p>
          </table:table-cell>
          <table:table-cell office:value-type="string" calcext:value-type="string">
            <text:p><text:s/>Norvège</text:p>
          </table:table-cell>
          <table:table-cell table:formula="of:=SUM([.D20:.M20])" office:value-type="float" office:value="265770" calcext:value-type="float">
            <text:p>265770</text:p>
          </table:table-cell>
          <table:table-cell office:value-type="float" office:value="265770" calcext:value-type="float">
            <text:p>265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Österreich </text:p>
          </table:table-cell>
          <table:table-cell office:value-type="string" calcext:value-type="string">
            <text:p><text:s/>Autriche</text:p>
          </table:table-cell>
          <table:table-cell table:formula="of:=SUM([.D21:.M21])" office:value-type="float" office:value="2379133" calcext:value-type="float">
            <text:p>2379133</text:p>
          </table:table-cell>
          <table:table-cell office:value-type="float" office:value="317294" calcext:value-type="float">
            <text:p>317294</text:p>
          </table:table-cell>
          <table:table-cell office:value-type="float" office:value="2061839" calcext:value-type="float">
            <text:p>2061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en </text:p>
          </table:table-cell>
          <table:table-cell office:value-type="string" calcext:value-type="string">
            <text:p><text:s/>Pologne</text:p>
          </table:table-cell>
          <table:table-cell table:formula="of:=SUM([.D22:.M22])" office:value-type="float" office:value="1423515" calcext:value-type="float">
            <text:p>1423515</text:p>
          </table:table-cell>
          <table:table-cell office:value-type="float" office:value="1423515" calcext:value-type="float">
            <text:p>1423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 </text:p>
          </table:table-cell>
          <table:table-cell office:value-type="string" calcext:value-type="string">
            <text:p><text:s/>Portugal</text:p>
          </table:table-cell>
          <table:table-cell table:formula="of:=SUM([.D23:.M23])" office:value-type="float" office:value="43100" calcext:value-type="float">
            <text:p>43100</text:p>
          </table:table-cell>
          <table:table-cell office:value-type="float" office:value="43100" calcext:value-type="float">
            <text:p>43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mänien </text:p>
          </table:table-cell>
          <table:table-cell office:value-type="string" calcext:value-type="string">
            <text:p><text:s/>Roumanie</text:p>
          </table:table-cell>
          <table:table-cell table:formula="of:=SUM([.D24:.M24])" office:value-type="float" office:value="612939" calcext:value-type="float">
            <text:p>612939</text:p>
          </table:table-cell>
          <table:table-cell office:value-type="float" office:value="162000" calcext:value-type="float">
            <text:p>162000</text:p>
          </table:table-cell>
          <table:table-cell office:value-type="float" office:value="450939" calcext:value-type="float">
            <text:p>450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sland </text:p>
          </table:table-cell>
          <table:table-cell office:value-type="string" calcext:value-type="string">
            <text:p><text:s/>Russie</text:p>
          </table:table-cell>
          <table:table-cell table:formula="of:=SUM([.D25:.M25])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<text:s/>St Marin</text:p>
          </table:table-cell>
          <table:table-cell table:formula="of:=SUM([.D26:.M26])" office:value-type="float" office:value="3100" calcext:value-type="float">
            <text:p>3100</text:p>
          </table:table-cell>
          <table:table-cell office:value-type="float" office:value="3100" calcext:value-type="float">
            <text:p>3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weden </text:p>
          </table:table-cell>
          <table:table-cell office:value-type="string" calcext:value-type="string">
            <text:p><text:s/>Suède</text:p>
          </table:table-cell>
          <table:table-cell table:formula="of:=SUM([.D27:.M27])" office:value-type="float" office:value="1314215" calcext:value-type="float">
            <text:p>1314215</text:p>
          </table:table-cell>
          <table:table-cell office:value-type="float" office:value="97189" calcext:value-type="float">
            <text:p>97189</text:p>
          </table:table-cell>
          <table:table-cell office:value-type="float" office:value="1217026" calcext:value-type="float">
            <text:p>1217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owakai </text:p>
          </table:table-cell>
          <table:table-cell office:value-type="string" calcext:value-type="string">
            <text:p><text:s/>Slovaquie</text:p>
          </table:table-cell>
          <table:table-cell table:formula="of:=SUM([.D28:.M28])" office:value-type="float" office:value="27400" calcext:value-type="float">
            <text:p>27400</text:p>
          </table:table-cell>
          <table:table-cell office:value-type="float" office:value="27400" calcext:value-type="float">
            <text:p>27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wenien </text:p>
          </table:table-cell>
          <table:table-cell office:value-type="string" calcext:value-type="string">
            <text:p><text:s/>Slovenie</text:p>
          </table:table-cell>
          <table:table-cell table:formula="of:=SUM([.D29:.M29])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nien </text:p>
          </table:table-cell>
          <table:table-cell office:value-type="string" calcext:value-type="string">
            <text:p><text:s/>Espagne</text:p>
          </table:table-cell>
          <table:table-cell table:formula="of:=SUM([.D30:.M30])" office:value-type="float" office:value="3015458" calcext:value-type="float">
            <text:p>3015458</text:p>
          </table:table-cell>
          <table:table-cell office:value-type="float" office:value="72196" calcext:value-type="float">
            <text:p>72196</text:p>
          </table:table-cell>
          <table:table-cell office:value-type="float" office:value="2943262" calcext:value-type="float">
            <text:p>2943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chechien </text:p>
          </table:table-cell>
          <table:table-cell office:value-type="string" calcext:value-type="string">
            <text:p><text:s/>Rép. Tchèque</text:p>
          </table:table-cell>
          <table:table-cell table:formula="of:=SUM([.D31:.M31])" office:value-type="float" office:value="375342" calcext:value-type="float">
            <text:p>375342</text:p>
          </table:table-cell>
          <table:table-cell office:value-type="float" office:value="375342" calcext:value-type="float">
            <text:p>375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ürkei </text:p>
          </table:table-cell>
          <table:table-cell office:value-type="string" calcext:value-type="string">
            <text:p><text:s/>Turquie</text:p>
          </table:table-cell>
          <table:table-cell table:formula="of:=SUM([.D32:.M32])" office:value-type="float" office:value="24500" calcext:value-type="float">
            <text:p>24500</text:p>
          </table:table-cell>
          <table:table-cell office:value-type="float" office:value="24500" calcext:value-type="float">
            <text:p>24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garn </text:p>
          </table:table-cell>
          <table:table-cell office:value-type="string" calcext:value-type="string">
            <text:p><text:s/>Hongrie</text:p>
          </table:table-cell>
          <table:table-cell table:formula="of:=SUM([.D33:.M33])" office:value-type="float" office:value="9915" calcext:value-type="float">
            <text:p>9915</text:p>
          </table:table-cell>
          <table:table-cell office:value-type="float" office:value="9915" calcext:value-type="float">
            <text:p>9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egypten </text:p>
          </table:table-cell>
          <table:table-cell office:value-type="string" calcext:value-type="string">
            <text:p><text:s/>Egypte</text:p>
          </table:table-cell>
          <table:table-cell table:formula="of:=SUM([.D34:.M34])" office:value-type="float" office:value="44600" calcext:value-type="float">
            <text:p>44600</text:p>
          </table:table-cell>
          <table:table-cell office:value-type="float" office:value="44600" calcext:value-type="float">
            <text:p>44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formula="of:=SUM([.D35:.M35])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swana </text:p>
          </table:table-cell>
          <table:table-cell office:value-type="string" calcext:value-type="string">
            <text:p><text:s/>Botswana</text:p>
          </table:table-cell>
          <table:table-cell table:formula="of:=SUM([.D36:.M36])" office:value-type="float" office:value="11000" calcext:value-type="float">
            <text:p>11000</text:p>
          </table:table-cell>
          <table:table-cell office:value-type="float" office:value="11000" calcext:value-type="float">
            <text:p>1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un</text:p>
          </table:table-cell>
          <table:table-cell office:value-type="string" calcext:value-type="string">
            <text:p>Gabon</text:p>
          </table:table-cell>
          <table:table-cell table:formula="of:=SUM([.D37:.M37])" office:value-type="float" office:value="1950" calcext:value-type="float">
            <text:p>1950</text:p>
          </table:table-cell>
          <table:table-cell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formula="of:=SUM([.D38:.M38])" office:value-type="float" office:value="3188" calcext:value-type="float">
            <text:p>3188</text:p>
          </table:table-cell>
          <table:table-cell office:value-type="float" office:value="3188" calcext:value-type="float">
            <text:p>3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üdafrika </text:p>
          </table:table-cell>
          <table:table-cell office:value-type="string" calcext:value-type="string">
            <text:p><text:s/>Afrique du Sud</text:p>
          </table:table-cell>
          <table:table-cell table:formula="of:=SUM([.D39:.M39])" office:value-type="float" office:value="10148" calcext:value-type="float">
            <text:p>10148</text:p>
          </table:table-cell>
          <table:table-cell office:value-type="float" office:value="10148" calcext:value-type="float">
            <text:p>10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sania</text:p>
          </table:table-cell>
          <table:table-cell office:value-type="string" calcext:value-type="string">
            <text:p>Tansanie</text:p>
          </table:table-cell>
          <table:table-cell table:formula="of:=SUM([.D40:.M40])" office:value-type="float" office:value="468" calcext:value-type="float">
            <text:p>468</text:p>
          </table:table-cell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esien </text:p>
          </table:table-cell>
          <table:table-cell office:value-type="string" calcext:value-type="string">
            <text:p><text:s/>Tunisie</text:p>
          </table:table-cell>
          <table:table-cell table:formula="of:=SUM([.D41:.M41])" office:value-type="float" office:value="378790" calcext:value-type="float">
            <text:p>378790</text:p>
          </table:table-cell>
          <table:table-cell table:number-columns-repeated="8"/>
          <table:table-cell office:value-type="float" office:value="378790" calcext:value-type="float">
            <text:p>378790</text:p>
          </table:table-cell>
          <table:table-cell/>
        </table:table-row>
        <table:table-row table:style-name="ro1">
          <table:table-cell office:value-type="string" calcext:value-type="string">
            <text:p>Argentinien </text:p>
          </table:table-cell>
          <table:table-cell office:value-type="string" calcext:value-type="string">
            <text:p><text:s/>Argentine</text:p>
          </table:table-cell>
          <table:table-cell table:formula="of:=SUM([.D42:.M42])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arbade</text:p>
          </table:table-cell>
          <table:table-cell table:formula="of:=SUM([.D43:.M43])" office:value-type="float" office:value="1600" calcext:value-type="float">
            <text:p>160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silien </text:p>
          </table:table-cell>
          <table:table-cell office:value-type="string" calcext:value-type="string">
            <text:p><text:s/>Brésil</text:p>
          </table:table-cell>
          <table:table-cell table:formula="of:=SUM([.D44:.M44])" office:value-type="float" office:value="20191" calcext:value-type="float">
            <text:p>20191</text:p>
          </table:table-cell>
          <table:table-cell office:value-type="float" office:value="20191" calcext:value-type="float">
            <text:p>20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<text:s/>Chili</text:p>
          </table:table-cell>
          <table:table-cell table:formula="of:=SUM([.D45:.M45])" office:value-type="float" office:value="221000" calcext:value-type="float">
            <text:p>221000</text:p>
          </table:table-cell>
          <table:table-cell office:value-type="float" office:value="221000" calcext:value-type="float">
            <text:p>22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m. Rep. </text:p>
          </table:table-cell>
          <table:table-cell office:value-type="string" calcext:value-type="string">
            <text:p><text:s/>Rep Dom.</text:p>
          </table:table-cell>
          <table:table-cell table:formula="of:=SUM([.D46:.M46])" office:value-type="float" office:value="229144" calcext:value-type="float">
            <text:p>229144</text:p>
          </table:table-cell>
          <table:table-cell office:value-type="float" office:value="229144" calcext:value-type="float">
            <text:p>22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nada </text:p>
          </table:table-cell>
          <table:table-cell office:value-type="string" calcext:value-type="string">
            <text:p><text:s/>Canada</text:p>
          </table:table-cell>
          <table:table-cell table:formula="of:=SUM([.D47:.M47])" office:value-type="float" office:value="314915" calcext:value-type="float">
            <text:p>314915</text:p>
          </table:table-cell>
          <table:table-cell office:value-type="float" office:value="314915" calcext:value-type="float">
            <text:p>314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A </text:p>
          </table:table-cell>
          <table:table-cell office:value-type="string" calcext:value-type="string">
            <text:p><text:s/>Etats-Unis</text:p>
          </table:table-cell>
          <table:table-cell table:formula="of:=SUM([.D48:.M48])" office:value-type="float" office:value="5668315" calcext:value-type="float">
            <text:p>5668315</text:p>
          </table:table-cell>
          <table:table-cell office:value-type="float" office:value="1686003" calcext:value-type="float">
            <text:p>1686003</text:p>
          </table:table-cell>
          <table:table-cell office:value-type="float" office:value="551006" calcext:value-type="float">
            <text:p>551006</text:p>
          </table:table-cell>
          <table:table-cell office:value-type="float" office:value="3431306" calcext:value-type="float">
            <text:p>3431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b. Emirate </text:p>
          </table:table-cell>
          <table:table-cell office:value-type="string" calcext:value-type="string">
            <text:p><text:s/>Emirats Arabes</text:p>
          </table:table-cell>
          <table:table-cell table:formula="of:=SUM([.D49:.M49])" office:value-type="float" office:value="108149" calcext:value-type="float">
            <text:p>108149</text:p>
          </table:table-cell>
          <table:table-cell office:value-type="float" office:value="108149" calcext:value-type="float">
            <text:p>108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rein </text:p>
          </table:table-cell>
          <table:table-cell office:value-type="string" calcext:value-type="string">
            <text:p><text:s/>Bahrein</text:p>
          </table:table-cell>
          <table:table-cell table:formula="of:=SUM([.D50:.M50])" office:value-type="float" office:value="87104" calcext:value-type="float">
            <text:p>87104</text:p>
          </table:table-cell>
          <table:table-cell/>
          <table:table-cell office:value-type="float" office:value="87104" calcext:value-type="float">
            <text:p>87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onesien </text:p>
          </table:table-cell>
          <table:table-cell office:value-type="string" calcext:value-type="string">
            <text:p><text:s/>Indonésie</text:p>
          </table:table-cell>
          <table:table-cell table:formula="of:=SUM([.D51:.M51])" office:value-type="float" office:value="5250" calcext:value-type="float">
            <text:p>5250</text:p>
          </table:table-cell>
          <table:table-cell office:value-type="float" office:value="5250" calcext:value-type="float">
            <text:p>5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pan </text:p>
          </table:table-cell>
          <table:table-cell office:value-type="string" calcext:value-type="string">
            <text:p>Japon</text:p>
          </table:table-cell>
          <table:table-cell table:formula="of:=SUM([.D52:.M52])" office:value-type="float" office:value="90342" calcext:value-type="float">
            <text:p>90342</text:p>
          </table:table-cell>
          <table:table-cell office:value-type="float" office:value="90342" calcext:value-type="float">
            <text:p>90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danien </text:p>
          </table:table-cell>
          <table:table-cell office:value-type="string" calcext:value-type="string">
            <text:p><text:s/>Jordanie</text:p>
          </table:table-cell>
          <table:table-cell table:formula="of:=SUM([.D53:.M53])" office:value-type="float" office:value="34400" calcext:value-type="float">
            <text:p>34400</text:p>
          </table:table-cell>
          <table:table-cell office:value-type="float" office:value="34400" calcext:value-type="float">
            <text:p>34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ea (Süd) </text:p>
          </table:table-cell>
          <table:table-cell office:value-type="string" calcext:value-type="string">
            <text:p><text:s/>Corée du Sud</text:p>
          </table:table-cell>
          <table:table-cell table:formula="of:=SUM([.D54:.M54])" office:value-type="float" office:value="38440" calcext:value-type="float">
            <text:p>38440</text:p>
          </table:table-cell>
          <table:table-cell office:value-type="float" office:value="38440" calcext:value-type="float">
            <text:p>38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wait </text:p>
          </table:table-cell>
          <table:table-cell office:value-type="string" calcext:value-type="string">
            <text:p><text:s/>Koweït</text:p>
          </table:table-cell>
          <table:table-cell table:formula="of:=SUM([.D55:.M55])" office:value-type="float" office:value="202690" calcext:value-type="float">
            <text:p>202690</text:p>
          </table:table-cell>
          <table:table-cell office:value-type="float" office:value="202690" calcext:value-type="float">
            <text:p>202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anon </text:p>
          </table:table-cell>
          <table:table-cell office:value-type="string" calcext:value-type="string">
            <text:p><text:s/>Liban</text:p>
          </table:table-cell>
          <table:table-cell table:formula="of:=SUM([.D56:.M56])" office:value-type="float" office:value="9115" calcext:value-type="float">
            <text:p>9115</text:p>
          </table:table-cell>
          <table:table-cell office:value-type="float" office:value="9115" calcext:value-type="float">
            <text:p>9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au </text:p>
          </table:table-cell>
          <table:table-cell office:value-type="string" calcext:value-type="string">
            <text:p><text:s/>Macau</text:p>
          </table:table-cell>
          <table:table-cell table:formula="of:=SUM([.D57:.M57])" office:value-type="float" office:value="750596" calcext:value-type="float">
            <text:p>750596</text:p>
          </table:table-cell>
          <table:table-cell office:value-type="float" office:value="750596" calcext:value-type="float">
            <text:p>750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ysia </text:p>
          </table:table-cell>
          <table:table-cell office:value-type="string" calcext:value-type="string">
            <text:p><text:s/>Malaisie</text:p>
          </table:table-cell>
          <table:table-cell table:formula="of:=SUM([.D58:.M58])" office:value-type="float" office:value="50575" calcext:value-type="float">
            <text:p>50575</text:p>
          </table:table-cell>
          <table:table-cell office:value-type="float" office:value="50575" calcext:value-type="float">
            <text:p>50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<text:s/>Oman</text:p>
          </table:table-cell>
          <table:table-cell table:formula="of:=SUM([.D59:.M59])" office:value-type="float" office:value="8600" calcext:value-type="float">
            <text:p>8600</text:p>
          </table:table-cell>
          <table:table-cell office:value-type="float" office:value="8600" calcext:value-type="float">
            <text:p>86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formula="of:=SUM([.D60:.M60])" office:value-type="float" office:value="5800" calcext:value-type="float">
            <text:p>5800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ilippinen</text:p>
          </table:table-cell>
          <table:table-cell office:value-type="string" calcext:value-type="string">
            <text:p>Philippines</text:p>
          </table:table-cell>
          <table:table-cell table:formula="of:=SUM([.D61:.M61])" office:value-type="float" office:value="324241" calcext:value-type="float">
            <text:p>324241</text:p>
          </table:table-cell>
          <table:table-cell office:value-type="float" office:value="324241" calcext:value-type="float">
            <text:p>3242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udi Arabien </text:p>
          </table:table-cell>
          <table:table-cell office:value-type="string" calcext:value-type="string">
            <text:p><text:s/>Arab. Saoudite</text:p>
          </table:table-cell>
          <table:table-cell table:formula="of:=SUM([.D62:.M62])" office:value-type="float" office:value="33600" calcext:value-type="float">
            <text:p>33600</text:p>
          </table:table-cell>
          <table:table-cell office:value-type="float" office:value="33600" calcext:value-type="float">
            <text:p>33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apur </text:p>
          </table:table-cell>
          <table:table-cell office:value-type="string" calcext:value-type="string">
            <text:p><text:s/>Singapour</text:p>
          </table:table-cell>
          <table:table-cell table:formula="of:=SUM([.D63:.M63])" office:value-type="float" office:value="1027767" calcext:value-type="float">
            <text:p>1027767</text:p>
          </table:table-cell>
          <table:table-cell office:value-type="float" office:value="9500" calcext:value-type="float">
            <text:p>9500</text:p>
          </table:table-cell>
          <table:table-cell office:value-type="float" office:value="914186" calcext:value-type="float">
            <text:p>914186</text:p>
          </table:table-cell>
          <table:table-cell office:value-type="float" office:value="104081" calcext:value-type="float">
            <text:p>104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iland </text:p>
          </table:table-cell>
          <table:table-cell office:value-type="string" calcext:value-type="string">
            <text:p><text:s/>Thailande</text:p>
          </table:table-cell>
          <table:table-cell table:formula="of:=SUM([.D64:.M64])" office:value-type="float" office:value="61410" calcext:value-type="float">
            <text:p>61410</text:p>
          </table:table-cell>
          <table:table-cell office:value-type="float" office:value="10000" calcext:value-type="float">
            <text:p>10000</text:p>
          </table:table-cell>
          <table:table-cell office:value-type="float" office:value="51410" calcext:value-type="float">
            <text:p>514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tralien </text:p>
          </table:table-cell>
          <table:table-cell office:value-type="string" calcext:value-type="string">
            <text:p><text:s/>Australie</text:p>
          </table:table-cell>
          <table:table-cell table:formula="of:=SUM([.D65:.M65])" office:value-type="float" office:value="5916" calcext:value-type="float">
            <text:p>5916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float" office:value="4397" calcext:value-type="float">
            <text:p>4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useeland</text:p>
          </table:table-cell>
          <table:table-cell office:value-type="string" calcext:value-type="string">
            <text:p>Nvl. Zélande</text:p>
          </table:table-cell>
          <table:table-cell table:formula="of:=SUM([.D66:.M66])" office:value-type="float" office:value="1625580" calcext:value-type="float">
            <text:p>1625580</text:p>
          </table:table-cell>
          <table:table-cell table:number-columns-repeated="2"/>
          <table:table-cell office:value-type="float" office:value="1625580" calcext:value-type="float">
            <text:p>16255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3:10:39.143000000</meta:creation-date>
    <dc:date>2022-03-10T23:45:08.421000000</dc:date>
    <meta:editing-duration>PT34M26S</meta:editing-duration>
    <meta:editing-cycles>8</meta:editing-cycles>
    <meta:generator>LibreOffice/7.2.1.2$Windows_X86_64 LibreOffice_project/87b77fad49947c1441b67c559c339af8f3517e22</meta:generator>
    <meta:document-statistic meta:table-count="1" meta:cell-count="339" meta:object-count="0"/>
  </office:meta>
</office:document-meta>
</file>